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Text_20_body">
      <style:text-properties fo:background-color="transparent"/>
    </style:style>
    <style:style style:name="T1" style:family="text">
      <style:text-properties fo:background-color="#ff0000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prefix=" " style:num-suffix=" " style:num-format="1">
        <style:list-level-properties text:min-label-distance="0.15in"/>
      </text:list-level-style-number>
      <text:list-level-style-number text:level="2" text:style-name="Numbering_20_Symbols" style:num-prefix=" " style:num-suffix=" " style:num-format="1" text:display-levels="2">
        <style:list-level-properties text:space-before="0.5in" text:min-label-width="0.25in"/>
      </text:list-level-style-number>
      <text:list-level-style-number text:level="3" text:style-name="Numbering_20_Symbols" style:num-prefix=" " style:num-suffix=" " style:num-format="1" text:display-levels="3">
        <style:list-level-properties text:space-before="0.75in" text:min-label-width="0.25in"/>
      </text:list-level-style-number>
      <text:list-level-style-number text:level="4" text:style-name="Numbering_20_Symbols" style:num-prefix=" " style:num-suffix=" " style:num-format="1" text:display-levels="4">
        <style:list-level-properties text:space-before="1in" text:min-label-width="0.25in"/>
      </text:list-level-style-number>
      <text:list-level-style-number text:level="5" text:style-name="Numbering_20_Symbols" style:num-prefix=" " style:num-suffix=" " style:num-format="1" text:display-levels="5">
        <style:list-level-properties text:space-before="1.25in" text:min-label-width="0.25in"/>
      </text:list-level-style-number>
      <text:list-level-style-number text:level="6" text:style-name="Numbering_20_Symbols" style:num-prefix=" " style:num-suffix=" " style:num-format="1" text:display-levels="6">
        <style:list-level-properties text:space-before="1.5in" text:min-label-width="0.25in"/>
      </text:list-level-style-number>
      <text:list-level-style-number text:level="7" text:style-name="Numbering_20_Symbols" style:num-prefix=" " style:num-suffix=" " style:num-format="1" text:display-levels="7">
        <style:list-level-properties text:space-before="1.75in" text:min-label-width="0.25in"/>
      </text:list-level-style-number>
      <text:list-level-style-number text:level="8" text:style-name="Numbering_20_Symbols" style:num-prefix=" " style:num-suffix=" " style:num-format="1" text:display-levels="8">
        <style:list-level-properties text:space-before="2in" text:min-label-width="0.25in"/>
      </text:list-level-style-number>
      <text:list-level-style-number text:level="9" text:style-name="Numbering_20_Symbols" style:num-prefix=" " style:num-suffix=" " style:num-format="1" text:display-levels="9">
        <style:list-level-properties text:space-before="2.25in" text:min-label-width="0.25in"/>
      </text:list-level-style-number>
      <text:list-level-style-number text:level="10" text:style-name="Numbering_20_Symbols" style:num-prefix=" " style:num-suffix=" " style:num-format="1" text:display-levels="10">
        <style:list-level-properties text:space-before="2.5in" text:min-label-width="0.25in"/>
      </text:list-level-style-number>
    </text:list-style>
    <text:list-style style:name="L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Содержание</text:p>
          </text:index-title>
          <text:p text:style-name="P2"><text:a xlink:type="simple" xlink:href="#1.Задачи и цели.|outline" text:style-name="Internet_20_link" text:visited-style-name="Internet_20_link"><text:s/>1 Задачи и цели.<text:tab/></text:a><text:a xlink:type="simple" xlink:href="#1.Задачи и цели.|outline" text:style-name="Internet_20_link" text:visited-style-name="Internet_20_link">2</text:a></text:p>
          <text:p text:style-name="P2"><text:a xlink:type="simple" xlink:href="#2.Структура хранилища.|outline" text:style-name="Internet_20_link" text:visited-style-name="Internet_20_link"><text:s/>2 Структура хранилища.<text:tab/></text:a><text:a xlink:type="simple" xlink:href="#2.Структура хранилища.|outline" text:style-name="Internet_20_link" text:visited-style-name="Internet_20_link">2</text:a></text:p>
          <text:p text:style-name="P2"><text:a xlink:type="simple" xlink:href="#3.Структура файлов.|outline" text:style-name="Internet_20_link" text:visited-style-name="Internet_20_link"><text:s/>3 Структура файлов.<text:tab/></text:a><text:a xlink:type="simple" xlink:href="#3.Структура файлов.|outline" text:style-name="Internet_20_link" text:visited-style-name="Internet_20_link">2</text:a></text:p>
          <text:p text:style-name="P2"><text:a xlink:type="simple" xlink:href="#4.Формат идентификатора сообщения.|outline" text:style-name="Internet_20_link" text:visited-style-name="Internet_20_link"><text:s/>4 Формат идентификатора сообщения.<text:tab/></text:a><text:a xlink:type="simple" xlink:href="#4.Формат идентификатора сообщения.|outline" text:style-name="Internet_20_link" text:visited-style-name="Internet_20_link">2</text:a></text:p>
          <text:p text:style-name="P2"><text:a xlink:type="simple" xlink:href="#5.Ограничения и желательные параметры.|outline" text:style-name="Internet_20_link" text:visited-style-name="Internet_20_link"><text:s/>5 Ограничения и желательные параметры.<text:tab/></text:a><text:a xlink:type="simple" xlink:href="#5.Ограничения и желательные параметры.|outline" text:style-name="Internet_20_link" text:visited-style-name="Internet_20_link">2</text:a></text:p>
          <text:p text:style-name="P2"><text:a xlink:type="simple" xlink:href="#6.Программный интерфейс|outline" text:style-name="Internet_20_link" text:visited-style-name="Internet_20_link"><text:s/>6 Программный интерфейс<text:tab/></text:a><text:a xlink:type="simple" xlink:href="#6.Программный интерфейс|outline" text:style-name="Internet_20_link" text:visited-style-name="Internet_20_link">3</text:a></text:p>
          <text:p text:style-name="P1"><text:a xlink:type="simple" xlink:href="#6.1.Класс CsvStore|outline" text:style-name="Internet_20_link" text:visited-style-name="Internet_20_link"><text:s/>6.1 Класс CsvStore<text:tab/></text:a><text:a xlink:type="simple" xlink:href="#6.1.Класс CsvStore|outline" text:style-name="Internet_20_link" text:visited-style-name="Internet_20_link">3</text:a></text:p>
          <text:p text:style-name="P1"><text:a xlink:type="simple" xlink:href="#6.2.Класс CsvStore::FullScan|outline" text:style-name="Internet_20_link" text:visited-style-name="Internet_20_link"><text:s/>6.2 Класс CsvStore::FullScan<text:tab/></text:a><text:a xlink:type="simple" xlink:href="#6.2.Класс CsvStore::FullScan|outline" text:style-name="Internet_20_link" text:visited-style-name="Internet_20_link">3</text:a></text:p>
          <text:p text:style-name="P2"><text:a xlink:type="simple" xlink:href="#7.Отличия в логике от оригинального хранилища InfoSme|outline" text:style-name="Internet_20_link" text:visited-style-name="Internet_20_link"><text:s/>7 Отличия в логике от оригинального хранилища InfoSme<text:tab/></text:a><text:a xlink:type="simple" xlink:href="#7.Отличия в логике от оригинального хранилища InfoSme|outline" text:style-name="Internet_20_link" text:visited-style-name="Internet_20_link">4</text:a></text:p>
        </text:index-body>
      </text:table-of-content>
      <text:p text:style-name="Standard"/>
      <text:list text:style-name="L1">
        <text:list-item>
          <text:h text:style-name="P3" text:outline-level="1">Задачи и цели.</text:h>
        </text:list-item>
      </text:list>
      <text:p text:style-name="Standard"><text:tab/>CsvStore это реализация хранилища сообщений для InfoSme не привязанная к базе данных и SQL, обеспечивающая при этом простой и быстрый доступ к сообщениям.</text:p>
      <text:p text:style-name="Standard"><text:tab/>Доступ к данным на диске в значительной степени локализован, что приводит к уменьшению поиска по диску и как следствие снижению нагрузки на дисковую подсистему.</text:p>
      <text:list text:style-name="L1" text:continue-numbering="true">
        <text:list-item>
          <text:h text:style-name="Heading_20_1" text:outline-level="1">Структура хранилища.</text:h>
        </text:list-item>
      </text:list>
      <text:p text:style-name="Text_20_body"><text:tab/>Каждая задачи в InfoSme имеет свой уникальный целочисленный идентификатор. Все данные задачи хранятся в поддиректории совпадающей с её идентификатором. Директория задачи содержит поддиректории в формате YYMMDD, и что является датой на которую запланированы или были посланы сообщения в ней. Файлы в таких директориях имеют имена HH.csv или HHprocessed.csv. Наличие слова processed в имени файла означает, что все сообщения в нём находятся в финальном состоянии.</text:p>
      <text:p text:style-name="Text_20_body"><text:tab/>В корневом каталоге хранилища так же находятся файлы mapping.bin, mapping.bin.j и taskslock.bin. Первые два отвечают за отобращение smsId сообщения в taskId+msgId InfoSme. Второй используется для блокировки задачи при генерации сообщений из базы данных.</text:p>
      <text:list text:style-name="L1" text:continue-numbering="true">
        <text:list-item>
          <text:h text:style-name="Heading_20_1" text:outline-level="1">Структура файлов.</text:h>
        </text:list-item>
      </text:list>
      <text:p text:style-name="Text_20_body"><text:tab/>Файлы в хранилище являются упрощенными comma separated values файлами. Записи являются строками, поля в записи разделены запятыми. Первая строка файла — заголовок.</text:p>
      <text:p text:style-name="Text_20_body"><text:tab/>Полями файла являются:</text:p>
      <text:p text:style-name="Text_20_body"><text:tab/>STATE — поле фиксированной ширины 1. Значение — цифра, представляющая состояние сообщения.</text:p>
      <text:p text:style-name="Text_20_body"><text:tab/>DATE — поле фиксированной ширины 12. Дата на которую запланирована посылка сообщения или когда сообщение было переведено в финальное состояние. </text:p>
      <text:p text:style-name="Text_20_body"><text:tab/>ABONENT — адрес абонента которому предназначается сообщение.</text:p>
      <text:p text:style-name="Text_20_body"><text:tab/>REGION — идентификатор региона к которому принадлежит абонент.</text:p>
      <text:p text:style-name="Text_20_body"><text:tab/>MESSAGE — текст сообщения в двойных кавычках и экранированном формате. Символ двойных кавычек и символ backslash (\) экранируются символом backslash (\). Перевод строки представляется в виде \n.</text:p>
      <text:p text:style-name="Text_20_body"><text:tab/>Поля STATE и DATE могут модифицироваться непосредственно в файле. При изменении других полей данное сообщение переводится в состояние DELETED и создаётся новое.</text:p>
      <text:list text:style-name="L1" text:continue-numbering="true">
        <text:list-item>
          <text:h text:style-name="Heading_20_1" text:outline-level="1">Формат идентификатора сообщения.</text:h>
        </text:list-item>
      </text:list>
      <text:p text:style-name="Text_20_body"><text:tab/>Идентификатором сообщения является 64-битное число. Младшие 32 бита являются смещением в csv файле <text:s/>начала записи в которой находится это сообщение. В старших 32-х битах закодированы в полу октетах дата и час сообщения в виде YYMMDDHH.</text:p>
      <text:p text:style-name="Text_20_body"><text:tab/>Например msgId=0x0806101200000022 означает, что сообщение лежит в директории 080610 в файле 12.csv или 12processed.csv, и начало записи находится по смещению 0x22.</text:p>
      <text:list text:style-name="L1" text:continue-numbering="true">
        <text:list-item>
          <text:h text:style-name="Heading_20_1" text:outline-level="1">Ограничения и желательные параметры.</text:h>
        </text:list-item>
      </text:list>
      <text:p text:style-name="Text_20_body"><text:tab/>При генерации сообщений количество сообщений с датой отсылки приходящейся на <text:soft-page-break/>один час должно быть разумно ограниченно. При объёме сообщений в час превышающем максимально возможное количество которое может быть послано, возможно ухудшение производительности.</text:p>
      <text:p text:style-name="Text_20_body"><text:tab/>Другим ограничением является время жизни сообщений (для не транзакционного режима). Если время жизни сообщения существенно превышает 1 час, то количество одновременно открытых файлов может быть настолько большим, что это приведёт к ухудшению производительности.</text:p>
      <text:list text:style-name="L1" text:continue-numbering="true">
        <text:list-item>
          <text:h text:style-name="Heading_20_1" text:outline-level="1">Программный интерфейс</text:h>
          <text:list>
            <text:list-item>
              <text:h text:style-name="Heading_20_2" text:outline-level="2">Класс CsvStore</text:h>
            </text:list-item>
          </text:list>
        </text:list-item>
      </text:list>
      <text:p text:style-name="Text_20_body"><text:tab/>Класс CsvStore имеет следующие методы:</text:p>
      <text:p text:style-name="Text_20_body"><text:tab/>CsvStore(const std::string&amp; argLoc): конструктор. Параметром является корневая директория хранилища задачи.</text:p>
      <text:p text:style-name="Text_20_body"><text:tab/>void Init(): инициализация хранилища. Сканирует все директории и файлы.</text:p>
      <text:p text:style-name="Text_20_body"><text:tab/>uint32_t Delete(): уничтожает все директории и файлы хранилища.</text:p>
      <text:p text:style-name="Text_20_body"><text:tab/><text:tab/>Возвращает количество удалённых записей.</text:p>
      <text:p text:style-name="Text_20_body"><text:tab/>bool getNextMessage(Message&amp; message): берёт из хранилища следующее готовое к посылке сообщение.</text:p>
      <text:p text:style-name="Text_20_body"><text:tab/><text:tab/>Возвращает true если сообщение есть или false если нет.</text:p>
      <text:p text:style-name="Text_20_body"><text:tab/>setMsgState(uint64_t msgId,uint8_t state): переводит сооьбщение с указанным msgId <text:s/>в указанное состояние. Кидает исключение, если сообщение не найдено. Для processed файлов разрешен только перевод в состояние DELETED.</text:p>
      <text:p text:style-name="Text_20_body"><text:tab/>uint64_t createMessage(time_t date,const Message&amp; message,uint8_t state=NEW): создаёт новое сообщение. Параметр date не может быть в прошлом. Это приведёт к неконсистентному хранилищу. Может создать новую директорию и файл, если для данной даты они еще не были созданы.</text:p>
      <text:p text:style-name="Text_20_body"><text:tab/><text:tab/>Возвращает msgId созданного сообщения.</text:p>
      <text:p text:style-name="Text_20_body"><text:tab/>enrouteMessage(uint64_t msgId): переводит сообщение в состояние ENROUTE.</text:p>
      <text:p text:style-name="Text_20_body"><text:tab/>loadMessage(uint64_t msgId,Message&amp; message,uint8_t&amp; state): загружает сообщение с указанным msgId и его state.</text:p>
      <text:p text:style-name="Text_20_body"><text:tab/>finalizeMsg(uint64_t msgId,time_t date,uint8_t state): переводит сообщение в финальное состояние и модифицирует его DATE.</text:p>
      <text:p text:style-name="Text_20_body"><text:tab/>void closeAllFiles(): закрыть все открытые на данный момент файлы. Используется по окончании генерации.</text:p>
      <text:list text:style-name="L1" text:continue-numbering="true">
        <text:list-item>
          <text:list text:continue-numbering="true">
            <text:list-item>
              <text:h text:style-name="Heading_20_2" text:outline-level="2">Класс CsvStore::FullScan</text:h>
            </text:list-item>
          </text:list>
        </text:list-item>
      </text:list>
      <text:p text:style-name="Text_20_body"><text:tab/>FullScan(CsvStore&amp; argStore): конструктор. Инициализируется от хранилища которое нужно перебрать.</text:p>
      <text:p text:style-name="Text_20_body"><text:tab/>bool Next(uint8_t&amp; state,Message&amp; msg): взять следующее сообщение.</text:p>
      <text:p text:style-name="Text_20_body"><text:tab/><text:tab/>Возвращает true если сообщение есть, иначе false.</text:p>
      <text:p text:style-name="Text_20_body"><text:tab/><text:span text:style-name="T1">ВНИМАНИЕ!</text:span></text:p>
      <text:p text:style-name="P4"><text:soft-page-break/><text:tab/>Сообщения добавленные во время работы FullScan могут так же быть выбраны! Если в процессе работы будет вызван метод createMessage у соответствующего хранилища, то это сообщение будет позднее возвращено методом Next.</text:p>
      <text:list text:style-name="L1" text:continue-numbering="true">
        <text:list-item>
          <text:h text:style-name="Heading_20_1" text:outline-level="1">Отличия в логике от оригинального хранилища InfoSme</text:h>
        </text:list-item>
      </text:list>
      <text:p text:style-name="Text_20_body"><text:tab/>На данный момент не реализован метод resetWaiting, так как ранее он служил главным образом для закрытия ошибок в логике обработки сообщений, а в текущей реализации эти ошибки исправлены. При рестарте InfoSme, в текущей реализации, сообщения в состоянии WAIT трактуются как NEW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0.75in" fo:margin-right="0in" fo:text-indent="-0.25in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dex_20_Link" style:display-name="Index Link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text:style-name="Numbering_20_Symbols" style:num-prefix=" " style:num-suffix=" " style:num-format="1">
        <style:list-level-properties text:min-label-distance="0.15in"/>
      </text:outline-level-style>
      <text:outline-level-style text:level="2" text:style-name="Numbering_20_Symbols" style:num-prefix=" " style:num-suffix=" " style:num-format="1" text:display-levels="2">
        <style:list-level-properties text:space-before="0.5in" text:min-label-width="0.25in"/>
      </text:outline-level-style>
      <text:outline-level-style text:level="3" text:style-name="Numbering_20_Symbols" style:num-prefix=" " style:num-suffix=" " style:num-format="1" text:display-levels="3">
        <style:list-level-properties text:space-before="0.75in" text:min-label-width="0.25in"/>
      </text:outline-level-style>
      <text:outline-level-style text:level="4" text:style-name="Numbering_20_Symbols" style:num-prefix=" " style:num-suffix=" " style:num-format="1" text:display-levels="4">
        <style:list-level-properties text:space-before="1in" text:min-label-width="0.25in"/>
      </text:outline-level-style>
      <text:outline-level-style text:level="5" text:style-name="Numbering_20_Symbols" style:num-prefix=" " style:num-suffix=" " style:num-format="1" text:display-levels="5">
        <style:list-level-properties text:space-before="1.25in" text:min-label-width="0.25in"/>
      </text:outline-level-style>
      <text:outline-level-style text:level="6" text:style-name="Numbering_20_Symbols" style:num-prefix=" " style:num-suffix=" " style:num-format="1" text:display-levels="6">
        <style:list-level-properties text:space-before="1.5in" text:min-label-width="0.25in"/>
      </text:outline-level-style>
      <text:outline-level-style text:level="7" text:style-name="Numbering_20_Symbols" style:num-prefix=" " style:num-suffix=" " style:num-format="1" text:display-levels="7">
        <style:list-level-properties text:space-before="1.75in" text:min-label-width="0.25in"/>
      </text:outline-level-style>
      <text:outline-level-style text:level="8" text:style-name="Numbering_20_Symbols" style:num-prefix=" " style:num-suffix=" " style:num-format="1" text:display-levels="8">
        <style:list-level-properties text:space-before="2in" text:min-label-width="0.25in"/>
      </text:outline-level-style>
      <text:outline-level-style text:level="9" text:style-name="Numbering_20_Symbols" style:num-prefix=" " style:num-suffix=" " style:num-format="1" text:display-levels="9">
        <style:list-level-properties text:space-before="2.25in" text:min-label-width="0.25in"/>
      </text:outline-level-style>
      <text:outline-level-style text:level="10" text:style-name="Numbering_20_Symbols" style:num-prefix=" " style:num-suffix=" " style:num-format="1" text:display-levels="10">
        <style:list-level-properties text:space-before="2.5in" text:min-label-width="0.2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Константин Ступник</meta:initial-creator>
    <meta:creation-date>2008-06-10T11:25:40</meta:creation-date>
    <dc:creator>Константин Ступник</dc:creator>
    <dc:date>2008-06-10T14:03:31</dc:date>
    <meta:editing-cycles>4</meta:editing-cycles>
    <meta:editing-duration>PT2H22M4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55" meta:word-count="751" meta:character-count="5510"/>
  </office:meta>
</office:document-meta>
</file>